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style:tab-stops>
          <style:tab-stop style:position="0.3931in"/>
          <style:tab-stop style:position="0.7868in"/>
          <style:tab-stop style:position="1.1806in"/>
          <style:tab-stop style:position="1.5743in"/>
          <style:tab-stop style:position="1.9681in"/>
          <style:tab-stop style:position="2.3618in"/>
          <style:tab-stop style:position="2.7556in"/>
          <style:tab-stop style:position="3.1493in"/>
          <style:tab-stop style:position="3.5431in"/>
          <style:tab-stop style:position="3.9368in"/>
          <style:tab-stop style:position="4.3306in"/>
          <style:tab-stop style:position="4.7243in"/>
        </style:tab-stops>
      </style:paragraph-properties>
      <style:text-properties style:font-name="Times" fo:font-size="24.0pt"/>
    </style:style>
    <style:style style:name="P2" style:family="paragraph" style:parent-style-name="Standard">
      <style:paragraph-properties>
        <style:tab-stops>
          <style:tab-stop style:position="0.3931in"/>
          <style:tab-stop style:position="0.7868in"/>
          <style:tab-stop style:position="1.1806in"/>
          <style:tab-stop style:position="1.5743in"/>
          <style:tab-stop style:position="1.9681in"/>
          <style:tab-stop style:position="2.3618in"/>
          <style:tab-stop style:position="2.7556in"/>
          <style:tab-stop style:position="3.1493in"/>
          <style:tab-stop style:position="3.5431in"/>
          <style:tab-stop style:position="3.9368in"/>
          <style:tab-stop style:position="4.3306in"/>
          <style:tab-stop style:position="4.7243in"/>
        </style:tab-stops>
      </style:paragraph-properties>
      <style:text-properties style:font-name="Times" fo:font-size="14.0pt"/>
    </style:style>
    <style:style style:name="T1" style:family="text">
      <style:text-properties fo:letter-spacing="0.0000in"/>
    </style:style>
    <style:style style:name="TableColumn1" style:family="table-column">
      <style:table-column-properties style:column-width="3.4625in" style:rel-column-width="32767*"/>
    </style:style>
  </office:automatic-styles>
  <office:body>
    <office:text>
      <text:p text:style-name="P1">1. <text:span text:style-name="T1">What assumptions did I make</text:span></text:p>
      <text:p text:style-name="P1"><text:span text:style-name="T1"/></text:p>
      <text:p text:style-name="P2"><text:span text:style-name="T1">After finishing whole app I think that most crucial is just start writing a project :) at beginning I did not have a idea how whole app should look like or how I should create a design but whenever I started creating smaller bits and pieces i.e birthday, I started to have more and more nice ideas ( sometimes I was changing whole functionality because I did not like how it was looking ;) ). After a while whole „big picture” of development started to be more „transparent”. </text:span></text:p>
      <text:p text:style-name="P2"><text:span text:style-name="T1"/></text:p>
      <text:p text:style-name="P1">2. <text:span text:style-name="T1">Why did you decide to use specific techniques</text:span></text:p>
      <text:p text:style-name="P1"><text:span text:style-name="T1"/></text:p>
      <text:p text:style-name="P2"><text:span text:style-name="T1">To be honest, I tried to choose techniques that would be as simple as possible to explain, develop and that would make me not have to go back at some moments to code that in my opinion has already been finished and I can move on, I really don't like creating something and then coming back because there were errors caused by with a new code that overwrites the already created code, I believe that the code that is written should be clean and transparent so that anyone who writes in a given technology can easily find it, improve it or extend it with some new components</text:span></text:p>
      <text:p text:style-name="P2"><text:span text:style-name="T1"/></text:p>
      <text:p text:style-name="P1">3. <text:span text:style-name="T1">What could be the alternative solutions</text:span></text:p>
      <text:p text:style-name="P1"><text:span text:style-name="T1"/></text:p>
      <text:p text:style-name="P2"><text:span text:style-name="T1">I think that when it comes to an alternative solution, it would certainly be possible to change the Avatar change on the Profile Edit, currently a Drop zone + avatar editor solution is used, I used this solution because I did not expect that I would upload the production code (built) on the website I provided, domain in it expired and I didn't anticipate that I would extend it ;) That's why I preferred to avoid generating a solution where there would be a File upload and then downloading photos from the upload because I didn't assume that I would have an active domain to put this code (but as you can see, how I finished everything, I decided that bonus points will come in handy and I extended the validity of the domain ;) ) And I also thought that I prefer to write something that will not fail me in any way during checking, I don't like to give half-working code and half-not working, this is not a good approach in my opinion.</text:span></text:p>
      <text:p text:style-name="P2"><text:span text:style-name="T1"/></text:p>
      <text:p text:style-name="P1">4. <text:span text:style-name="T1">Any other comments you think we should know when evaluating your solution</text:span></text:p>
      <text:p text:style-name="P1"><text:span text:style-name="T1"/></text:p>
      <text:p text:style-name="P2"><text:span text:style-name="T1">When creating the code, I wanted to show what approach I like in code, but also to show that I am flexible, I am not a developer who will blindly focus on my solutions, I certainly like to learn good practices, I would like attention to be drawn to the fact that I like the "Atomic" approach. I believe that breaking Components into simpler, smaller components makes it easier to correct and extend something without fear that suddenly there will be some regression that will complicate our work. I am also a fan of the BEM methodology, which I hope will be noticed, and of creating SCSS files that load together with a given component, all so as not to create huge css files that have 4,000 lines each, I hope that my approach will turn out to be sensible, and of course, I'm happy to discuss any of my solutions and I'll be happy to listen to any commands or tip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113.6</meta:generator>
  </office:meta>
</office:document-meta>
</file>